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hatch" draw:fill-hatch-name="Black_20_45_20_Degrees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.715cm" svg:height="1.27cm" svg:x="5.165cm" svg:y="6.181cm">
          <text:p text:style-name="P1"><text:span text:style-name="T1">Betriebssystem</text:span></text:p>
        </draw:rect>
        <draw:rect draw:style-name="gr2" draw:text-style-name="P1" draw:id="id3" draw:layer="layout" svg:width="5.715cm" svg:height="1.27cm" svg:x="5.165cm" svg:y="4.911cm">
          <text:p text:style-name="P1"><text:span text:style-name="T1">COM - Modul</text:span></text:p>
        </draw:rect>
        <draw:rect draw:style-name="gr2" draw:text-style-name="P1" draw:id="id2" draw:layer="layout" svg:width="5.715cm" svg:height="1.27cm" svg:x="5.165cm" svg:y="2.858cm">
          <text:p text:style-name="P1"><text:span text:style-name="T1">Handy - Modul</text:span></text:p>
        </draw:rect>
        <draw:rect draw:style-name="gr1" draw:text-style-name="P1" draw:id="id1" draw:layer="layout" svg:width="5.715cm" svg:height="1.27cm" svg:x="5.165cm" svg:y="0.847cm">
          <text:p text:style-name="P1"><text:span text:style-name="T1">Anwendung</text:span></text:p>
        </draw:rect>
        <draw:connector draw:style-name="gr3" draw:text-style-name="P2" draw:layer="layout" svg:x1="8.022cm" svg:y1="2.117cm" svg:x2="8.022cm" svg:y2="2.858cm" draw:start-shape="id1" draw:start-glue-point="2" draw:end-shape="id2" draw:end-glue-point="0">
          <text:p/>
        </draw:connector>
        <draw:connector draw:style-name="gr3" draw:text-style-name="P2" draw:layer="layout" svg:x1="8.022cm" svg:y1="4.128cm" svg:x2="8.022cm" svg:y2="4.911cm" draw:start-shape="id2" draw:start-glue-point="2" draw:end-shape="id3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847cm" fo:margin-bottom="1.723cm" fo:margin-left="0.847cm" fo:margin-right="0.876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Hannes Matuschek</meta:initial-creator>
    <meta:creation-date>2006-07-29T15:17:16</meta:creation-date>
    <dc:creator>Hannes Matuschek</dc:creator>
    <dc:date>2006-07-29T16:31:33</dc:date>
    <dc:language>de-DE</dc:language>
    <meta:editing-cycles>4</meta:editing-cycles>
    <meta:editing-duration>PT3M33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